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7">
      <style:table-cell-properties fo:border="0.06pt solid #000000"/>
    </style:style>
    <style:style style:name="ce4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C32MX795F512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artz(hertz)</text:p>
          </table:table-cell>
          <table:table-cell table:style-name="ce1" office:value-type="float" office:value="8000000" calcext:value-type="float">
            <text:p>80000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LLMUL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PLLDI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SYSCLK (hertz) </text:p>
          </table:table-cell>
          <table:table-cell table:style-name="ce2" table:formula="of:=SUM([.B3]*[.B4]/[.B5])" office:value-type="float" office:value="80000000" calcext:value-type="float">
            <text:p>80000000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FPBDIV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BCLK (hertz)</text:p>
          </table:table-cell>
          <table:table-cell table:style-name="ce2" table:formula="of:=SUM([.B7]/[.B9])" office:value-type="float" office:value="40000000" calcext:value-type="float">
            <text:p>40000000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CALCUL FREQUENCE I2C</text:p>
          </table:table-cell>
          <table:table-cell table:style-name="ce2"/>
          <table:table-cell table:number-columns-repeated="2"/>
        </table:table-row>
        <table:table-row table:style-name="ro1">
          <table:table-cell table:style-name="ce1" office:value-type="string" calcext:value-type="string">
            <text:p>frequ I2C</text:p>
          </table:table-cell>
          <table:table-cell table:style-name="ce1" office:value-type="float" office:value="400000" calcext:value-type="float">
            <text:p>400000</text:p>
          </table:table-cell>
          <table:table-cell/>
          <table:table-cell table:style-name="ce4"/>
        </table:table-row>
        <table:table-row table:style-name="ro1">
          <table:table-cell table:style-name="ce2" office:value-type="string" calcext:value-type="string">
            <text:p>TPGD(sec)</text:p>
          </table:table-cell>
          <table:table-cell table:style-name="ce3" office:value-type="float" office:value="0.000000104" calcext:value-type="float">
            <text:p>0,00000010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2C_BRG</text:p>
          </table:table-cell>
          <table:table-cell table:style-name="ce2" table:formula="of:=SUM(( ( ((1/(2*[.B13]) )-[.B14] )*[.B10])-2))" office:value-type="float" office:value="43.84" calcext:value-type="float">
            <text:p>43,84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CUL TIM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1_P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R1 (1sec)</text:p>
          </table:table-cell>
          <table:table-cell table:formula="of:=SUM([.B7]/[.B24]/[.B23]/([.B24]+1))" office:value-type="float" office:value="15625" calcext:value-type="float">
            <text:p>156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22:48:19.849000000</meta:creation-date>
    <dc:date>2020-04-24T23:31:12.324000000</dc:date>
    <meta:editing-duration>PT11M41S</meta:editing-duration>
    <meta:editing-cycles>3</meta:editing-cycles>
    <meta:generator>LibreOffice/6.4.2.2$Windows_X86_64 LibreOffice_project/4e471d8c02c9c90f512f7f9ead8875b57fcb1ec3</meta:generator>
    <meta:document-statistic meta:table-count="1" meta:cell-count="27" meta:object-count="0"/>
  </office:meta>
</office:document-meta>
</file>